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80a6a"/>
    </style:style>
    <style:style style:name="P2" style:family="paragraph" style:parent-style-name="Standard">
      <style:text-properties officeooo:paragraph-rsid="00194610"/>
    </style:style>
    <style:style style:name="T1" style:family="text">
      <style:text-properties officeooo:rsid="00180a6a"/>
    </style:style>
    <style:style style:name="T2" style:family="text">
      <style:text-properties officeooo:rsid="00194610"/>
    </style:style>
    <style:style style:name="T3" style:family="text">
      <style:text-properties officeooo:rsid="001b3a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Vectoroid Android Mock</text:span></text:h>
      <text:p text:style-name="P1"><text:span text:style-name="T1"/></text:p>
      <text:p text:style-name="P1"><text:span text:style-name="T1">This is a lib to run vectoroid as a java library/ project</text:span></text:p>
      <text:p text:style-name="P1"><text:span text:style-name="T1"/></text:p>
      <text:p text:style-name="P1"><text:span text:style-name="T1">The vsrc dir is a </text:span><text:span text:style-name="T3">symlink to the </text:span><text:span text:style-name="T1">vectoroid</text:span><text:span text:style-name="T3">-android/</text:span><text:span text:style-name="T1">src dir</text:span></text:p>
      <text:p text:style-name="P1"><text:span text:style-name="T1">json is included as src – should just be a lib – just cos I did it quickly</text:span></text:p>
      <text:p text:style-name="P1"><text:span text:style-name="T1">src is the Android mock src this just need to progress as need develops. (load bitmaps etc)</text:span></text:p>
      <text:p text:style-name="P1"><text:span text:style-name="T1"/></text:p>
      <text:p text:style-name="P2"><text:span text:style-name="T2">uses gson.jar</text:span></text:p>
      <text:p text:style-name="P2"><text:span text:style-name="T2"/></text:p>
      <text:p text:style-name="P2"><text:span text:style-name="T2">export the srcv to a jar file and copy the jar file into the project </text:span></text:p>
      <text:p text:style-name="P2"><text:span text:style-name="T2"/></text:p>
      <text:p text:style-name="P2"><text:span text:style-name="T2">need to look into build integration </text:span></text:p>
      <text:p text:style-name="P2"><text:span text:style-name="T2"/></text:p>
      <text:p text:style-name="P2"><text:span text:style-name="T2">directly ink to source no recommeded as then it may get changed inadvertantly.</text:span></text:p>
      <text:p text:style-name="P2"><text:span text:style-name="T2"/></text:p>
      <text:p text:style-name="P2"><text:span text:style-name="T2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</meta:initial-creator>
    <meta:creation-date>2013-07-28T13:34:34</meta:creation-date>
    <dc:date>2013-07-28T15:26:28</dc:date>
    <dc:creator>robert </dc:creator>
    <meta:editing-duration>PT1H48M31S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1" meta:paragraph-count="9" meta:word-count="96" meta:character-count="498" meta:non-whitespace-character-count="409"/>
  </office:meta>
</office:document-meta>
</file>